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edec6" officeooo:paragraph-rsid="001edec6"/>
    </style:style>
    <style:style style:name="P2" style:family="paragraph" style:parent-style-name="Text_20_body">
      <style:text-properties officeooo:rsid="001f4efa" officeooo:paragraph-rsid="001f4efa"/>
    </style:style>
    <style:style style:name="P3" style:family="paragraph" style:parent-style-name="Title">
      <style:text-properties officeooo:rsid="001edec6" officeooo:paragraph-rsid="001edec6"/>
    </style:style>
    <style:style style:name="P4" style:family="paragraph" style:parent-style-name="Text_20_body">
      <style:text-properties fo:font-style="normal" officeooo:rsid="001f4efa" officeooo:paragraph-rsid="001f4efa" style:font-style-asian="normal" style:font-style-complex="normal"/>
    </style:style>
    <style:style style:name="P5" style:family="paragraph" style:parent-style-name="Text_20_body">
      <style:text-properties fo:font-style="normal" officeooo:rsid="0020724f" officeooo:paragraph-rsid="0020724f" style:font-style-asian="normal" style:font-style-complex="normal"/>
    </style:style>
    <style:style style:name="P6" style:family="paragraph" style:parent-style-name="Text_20_body">
      <style:text-properties fo:font-style="normal" officeooo:rsid="0021be25" officeooo:paragraph-rsid="0021be25" style:font-style-asian="normal" style:font-style-complex="normal"/>
    </style:style>
    <style:style style:name="P7" style:family="paragraph" style:parent-style-name="Text_20_body">
      <style:text-properties officeooo:rsid="0021be25" officeooo:paragraph-rsid="0021be25"/>
    </style:style>
    <style:style style:name="P8" style:family="paragraph" style:parent-style-name="Text_20_body">
      <style:text-properties officeooo:rsid="0022398a" officeooo:paragraph-rsid="0022398a"/>
    </style:style>
    <style:style style:name="P9" style:family="paragraph" style:parent-style-name="Text_20_body">
      <style:text-properties officeooo:rsid="0023d0b6" officeooo:paragraph-rsid="0023d0b6"/>
    </style:style>
    <style:style style:name="P10" style:family="paragraph" style:parent-style-name="Text_20_body">
      <style:text-properties officeooo:rsid="0026aefa" officeooo:paragraph-rsid="0026aefa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3d0b6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f4efa" style:font-style-asian="normal" style:font-style-complex="normal"/>
    </style:style>
    <style:style style:name="T5" style:family="text">
      <style:text-properties fo:font-style="normal" officeooo:rsid="0021be25" style:font-style-asian="normal" style:font-style-complex="normal"/>
    </style:style>
    <style:style style:name="T6" style:family="text">
      <style:text-properties fo:font-style="normal" officeooo:rsid="0022398a" style:font-style-asian="normal" style:font-style-complex="normal"/>
    </style:style>
    <style:style style:name="T7" style:family="text">
      <style:text-properties fo:font-style="normal" officeooo:rsid="0023d0b6" style:font-style-asian="normal" style:font-style-complex="normal"/>
    </style:style>
    <style:style style:name="T8" style:family="text">
      <style:text-properties officeooo:rsid="0022398a"/>
    </style:style>
    <style:style style:name="T9" style:family="text">
      <style:text-properties officeooo:rsid="0023d0b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ab 2. <text:s/>Managing our first minion.</text:p>
      <text:p text:style-name="P1"/>
      <text:p text:style-name="P1">Now that we have configured our salt master as a minion, we want to use salt to install some common packages. </text:p>
      <text:p text:style-name="P1">Create our base directory for our salt installation. The default is /srv/salt. <text:s/>Note that if you wish to change this, edit the file_roots: directive in /etc/salt/master. </text:p>
      <text:p text:style-name="P1">In the /srv/salt directory, create a <text:span text:style-name="T1">top.sls</text:span><text:span text:style-name="T3"> file. <text:s/>Here we will </text:span><text:span text:style-name="T4">describe some packages that will be commonly installed from our base environment. <text:s/></text:span></text:p>
      <text:p text:style-name="P2"><text:span text:style-name="T3">For all minions, define a state that says to run the </text:span><text:span text:style-name="T1">common.sls</text:span><text:span text:style-name="T3"> file. </text:span></text:p>
      <text:p text:style-name="P2"><text:span text:style-name="T3">The common.sls file will contain </text:span><text:span text:style-name="T5">f</text:span><text:span text:style-name="T6">ive</text:span><text:span text:style-name="T3"> states, </text:span></text:p>
      <text:p text:style-name="P4">a package install of vim</text:p>
      <text:p text:style-name="P4">management of the vimrc file. <text:s/></text:p>
      <text:p text:style-name="P5">A package install of git.</text:p>
      <text:p text:style-name="P4">Create a vimrc file with a single line of data:</text:p>
      <text:p text:style-name="P4">syntax off</text:p>
      <text:p text:style-name="P4">This is the file that will be managed. <text:s/>Make sure that this file is located in</text:p>
      <text:p text:style-name="P4">/srv/salt/base. That is the default mapping for the salt:// URL.</text:p>
      <text:p text:style-name="P6"><text:s/><text:span text:style-name="T8">Next, </text:span>we will define a common user that will allow us to log in to any minion</text:p>
      <text:p text:style-name="P6">as a non-root user. </text:p>
      <text:p text:style-name="P6">Please use your userid as the common user. Define a user.present state that will automatically</text:p>
      <text:p text:style-name="P7"><text:span text:style-name="T3">create a user on all minions controlled by your salt master. </text:span></text:p>
      <text:p text:style-name="P9">Optional: </text:p>
      <text:p text:style-name="P8">Finally, we will manage our sources.list file for the apt package. <text:s/>We want to run apt-get update everytime our sources.list file is changed for all minions. <text:s/><text:span text:style-name="T9">To do this, we will create a new script </text:span><text:span text:style-name="T2">update.sh</text:span><text:span text:style-name="T7"> which will run apt-get update. </text:span></text:p>
      <text:p text:style-name="P10">Use the stateful option to the cmd module and put the following lines into the update.sh file. </text:p>
      <text:p text:style-name="P10">echo "" ## This echos an empty line and is required</text:p>
      <text:p text:style-name="P10">echo "changed=yes comment='apt-get update executed successfully'"</text:p>
      <text:p text:style-name="P10"></text:p>
      <text:p text:style-name="P10">echo "" ## This echos an empty line and is required</text:p>
      <text:p text:style-name="P10">echo "changed=no comment='apt-get update failed to execute'"</text:p>
      <text:p text:style-name="P10">This way, the output string will appear on the result output from the state.apply command. </text:p>
      <text:p text:style-name="P8"/>
      <text:p text:style-name="P6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fo:font-size="12pt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font-size="12pt"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7T14:46:29.138928165</meta:creation-date>
    <dc:date>2017-02-17T17:58:09.722011262</dc:date>
    <meta:editing-duration>PT1H7M48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2" meta:paragraph-count="26" meta:word-count="305" meta:character-count="1778" meta:non-whitespace-character-count="1472"/>
  </office:meta>
</office:document-meta>
</file>